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AE000000DB8581F5B0.png" manifest:media-type="image/png"/>
  <manifest:file-entry manifest:full-path="Pictures/10000000000001F4000001F440C4A3D7.jpg" manifest:media-type="image/jpeg"/>
  <manifest:file-entry manifest:full-path="Pictures/10000000000003E8000003E8AE6936D5.jpg" manifest:media-type="image/jpeg"/>
  <manifest:file-entry manifest:full-path="Pictures/1000020100000100000001009C639B04.png" manifest:media-type="image/png"/>
  <manifest:file-entry manifest:full-path="Pictures/10000000000001300000013524C30893.jpg" manifest:media-type="image/jpeg"/>
  <manifest:file-entry manifest:full-path="Pictures/10000000000001C200000137FACF3C3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dash" draw:stroke-dash="Fine_20_Dashed_20__28_var_29_"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draw:stroke-dash="Fine_20_Dashed_20__28_var_29_" svg:stroke-color="#000000" draw:fill="none" draw:fill-color="#ffffff" fo:min-height="0.838cm"/>
    </style:style>
    <style:style style:name="gr11" style:family="graphic" style:parent-style-name="standard">
      <style:graphic-properties draw:stroke="none" draw:stroke-dash="Fine_20_Dashed_20__28_var_29_" svg:stroke-color="#000000" draw:fill="none" draw:fill-color="#ffffff" fo:min-height="1.397cm"/>
    </style:style>
    <style:style style:name="gr12" style:family="graphic" style:parent-style-name="standard">
      <style:graphic-properties draw:stroke="none" draw:stroke-dash="Fine_20_Dashed_20__28_var_29_" svg:stroke-color="#000000" draw:fill="none" draw:fill-color="#ffffff" fo:min-height="1.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202cm" svg:height="5.202cm" svg:x="1.767cm" svg:y="1.884cm">
            <draw:image xlink:href="Pictures/10000000000003E8000003E8AE6936D5.jpg" xlink:type="simple" xlink:show="embed" xlink:actuate="onLoad">
              <text:p/>
            </draw:image>
          </draw:frame>
          <draw:custom-shape draw:style-name="gr2" draw:text-style-name="P1" draw:layer="layout" svg:width="4.826cm" svg:height="3.683cm" svg:x="1.894cm" svg:y="2.64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5.842cm" svg:height="4.038cm" svg:x="12.938cm" svg:y="2.54cm">
            <draw:image xlink:href="Pictures/10000000000001C200000137FACF3C32.jpg" xlink:type="simple" xlink:show="embed" xlink:actuate="onLoad">
              <text:p/>
            </draw:image>
          </draw:frame>
          <draw:custom-shape draw:style-name="gr2" draw:text-style-name="P1" draw:layer="layout" svg:width="7.112cm" svg:height="4.699cm" svg:x="12.303cm" svg:y="2.133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.429cm" svg:y1="9.255cm" svg:x2="4.429cm" svg:y2="6.334cm">
          <text:p/>
        </draw:line>
        <draw:g>
          <draw:frame draw:style-name="gr4" draw:text-style-name="P1" draw:layer="layout" svg:width="6.233cm" svg:height="6.233cm" svg:x="13.435cm" svg:y="8.737cm">
            <draw:image xlink:href="Pictures/10000000000001F4000001F440C4A3D7.jpg" xlink:type="simple" xlink:show="embed" xlink:actuate="onLoad">
              <text:p/>
            </draw:image>
          </draw:frame>
          <draw:custom-shape draw:style-name="gr2" draw:text-style-name="P1" draw:layer="layout" svg:width="6.731cm" svg:height="5.588cm" svg:x="13.065cm" svg:y="9.636cm">
            <text:p/>
            <draw:enhanced-geometry svg:viewBox="0 0 21600 21600" draw:type="rectangle" draw:enhanced-path="M 0 0 L 21600 0 21600 21600 0 21600 0 0 Z N"/>
          </draw:custom-shape>
          <draw:frame draw:style-name="gr5" draw:layer="layout" svg:width="7.112cm" svg:height="1.012cm" svg:x="13.192cm" svg:y="8.61cm">
            <draw:text-box>
              <text:p>Route - FWR171-3G</text:p>
            </draw:text-box>
          </draw:frame>
        </draw:g>
        <draw:g>
          <draw:frame draw:style-name="gr1" draw:text-style-name="P1" draw:layer="layout" svg:width="4.127cm" svg:height="4.195cm" svg:x="4.809cm" svg:y="8.747cm">
            <draw:image xlink:href="Pictures/10000000000001300000013524C30893.jpg" xlink:type="simple" xlink:show="embed" xlink:actuate="onLoad">
              <text:p/>
            </draw:image>
          </draw:frame>
          <draw:custom-shape draw:style-name="gr2" draw:text-style-name="P1" draw:layer="layout" svg:width="4.445cm" svg:height="3.556cm" svg:x="4.429cm" svg:y="9.255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3.302cm" svg:height="1.27cm" svg:x="5.064cm" svg:y="8.366cm">
            <draw:text-box>
              <text:p>USB Hub</text:p>
            </draw:text-box>
          </draw:frame>
        </draw:g>
        <draw:frame draw:style-name="gr7" draw:layer="layout" svg:width="6.858cm" svg:height="0.962cm" svg:x="12.43cm" svg:y="1.117cm">
          <draw:text-box>
            <text:p>Arduino Uno</text:p>
          </draw:text-box>
        </draw:frame>
        <draw:frame draw:style-name="gr8" draw:layer="layout" svg:width="4.826cm" svg:height="1.143cm" svg:x="1.762cm" svg:y="1.625cm">
          <draw:text-box>
            <text:p>USB Camera</text:p>
          </draw:text-box>
        </draw:frame>
        <draw:frame draw:style-name="gr1" draw:text-style-name="P1" draw:layer="layout" svg:width="5.588cm" svg:height="4.445cm" svg:x="13.827cm" svg:y="20.812cm">
          <draw:image xlink:href="Pictures/1000020100000100000001009C639B04.png" xlink:type="simple" xlink:show="embed" xlink:actuate="onLoad">
            <text:p/>
          </draw:image>
        </draw:frame>
        <draw:frame draw:style-name="gr1" draw:text-style-name="P1" draw:layer="layout" svg:width="9.34cm" svg:height="4.756cm" svg:x="1.762cm" svg:y="20.812cm">
          <draw:image xlink:href="Pictures/10000201000001AE000000DB8581F5B0.png" xlink:type="simple" xlink:show="embed" xlink:actuate="onLoad">
            <text:p/>
          </draw:image>
        </draw:frame>
        <draw:line draw:style-name="gr9" draw:text-style-name="P1" draw:layer="layout" svg:x1="12.684cm" svg:y1="15.986cm" svg:x2="10.652cm" svg:y2="20.431cm">
          <text:p/>
        </draw:line>
        <draw:line draw:style-name="gr9" draw:text-style-name="P1" draw:layer="layout" svg:x1="14.335cm" svg:y1="15.986cm" svg:x2="14.335cm" svg:y2="20.431cm">
          <text:p/>
        </draw:line>
        <draw:line draw:style-name="gr3" draw:text-style-name="P1" draw:layer="layout" svg:x1="8.874cm" svg:y1="9.255cm" svg:x2="12.43cm" svg:y2="6.842cm">
          <text:p/>
        </draw:line>
        <draw:line draw:style-name="gr3" draw:text-style-name="P1" draw:layer="layout" svg:x1="13.065cm" svg:y1="11.287cm" svg:x2="8.874cm" svg:y2="11.287cm">
          <text:p/>
        </draw:line>
        <draw:frame draw:style-name="gr10" draw:layer="layout" svg:width="1.778cm" svg:height="1.088cm" svg:x="12.43cm" svg:y="16.93cm">
          <draw:text-box>
            <text:p>WiFi</text:p>
          </draw:text-box>
        </draw:frame>
        <draw:frame draw:style-name="gr11" draw:layer="layout" svg:width="5.969cm" svg:height="1.647cm" svg:x="3.54cm" svg:y="19.8cm">
          <draw:text-box>
            <text:p>Android Phone</text:p>
          </draw:text-box>
        </draw:frame>
        <draw:frame draw:style-name="gr12" draw:layer="layout" svg:width="4.064cm" svg:height="1.27cm" svg:x="15.097cm" svg:y="19.796cm">
          <draw:text-box>
            <text:p>Noteboo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ihui Xiong</meta:initial-creator>
    <meta:creation-date>2012-09-04T11:26:54</meta:creation-date>
    <dc:date>2012-09-15T18:35:25</dc:date>
    <dc:creator>Yihui Xiong</dc:creator>
    <meta:editing-duration>PT2H45M24S</meta:editing-duration>
    <meta:editing-cycles>3</meta:editing-cycles>
    <meta:generator>LibreOffice/3.5$Linux_X86_64 LibreOffice_project/350m1$Build-2</meta:generator>
    <meta:document-statistic meta:object-count="26"/>
  </office:meta>
</office:document-meta>
</file>